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e62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222c2" officeooo:paragraph-rsid="002222c2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b066f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ce620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769e" officeooo:paragraph-rsid="001ce620" style:font-name-asian="OzHandicraft BT" style:font-size-asian="14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769e" officeooo:paragraph-rsid="0034aa5b" style:font-name-asian="OzHandicraft BT" style:font-size-asian="14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32013e" officeooo:paragraph-rsid="0032013e" style:font-name-asian="OzHandicraft BT" style:font-size-asian="14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e7d8" officeooo:paragraph-rsid="0034aa5b" style:font-name-asian="OzHandicraft BT" style:font-size-asian="14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4c602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fc2ad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text-properties fo:font-size="18pt" officeooo:rsid="000a769e" officeooo:paragraph-rsid="001eb0a6" style:font-size-asian="18pt" style:font-size-complex="18pt"/>
    </style:style>
    <style:style style:name="P22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aee36" style:font-name-asian="OzHandicraft BT" style:font-size-asian="14pt" style:font-name-complex="OzHandicraft BT" style:font-size-complex="14pt"/>
    </style:style>
    <style:style style:name="P26" style:family="paragraph">
      <style:paragraph-properties fo:text-align="center"/>
    </style:style>
    <style:style style:name="P27" style:family="paragraph">
      <loext:graphic-properties draw:fill-color="#c5000b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0a769e" style:font-name-asian="OLIVEOIL" style:font-size-asian="14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officeooo:rsid="0017f6f5"/>
    </style:style>
    <style:style style:name="T12" style:family="text">
      <style:text-properties officeooo:rsid="000a769e"/>
    </style:style>
    <style:style style:name="T13" style:family="text">
      <style:text-properties officeooo:rsid="000a769e" style:font-size-asian="1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officeooo:rsid="001f1b31"/>
    </style:style>
    <style:style style:name="T16" style:family="text">
      <style:text-properties officeooo:rsid="0023e259"/>
    </style:style>
    <style:style style:name="T17" style:family="text">
      <style:text-properties officeooo:rsid="0026d01d"/>
    </style:style>
    <style:style style:name="T18" style:family="text">
      <style:text-properties officeooo:rsid="0029d426"/>
    </style:style>
    <style:style style:name="T19" style:family="text">
      <style:text-properties officeooo:rsid="002a8eea"/>
    </style:style>
    <style:style style:name="T20" style:family="text">
      <style:text-properties officeooo:rsid="002d4d28"/>
    </style:style>
    <style:style style:name="T21" style:family="text">
      <style:text-properties style:font-name="OLIVEOIL" fo:font-size="12pt" fo:font-weight="bold" officeooo:rsid="002fc2ad" style:font-name-asian="OLIVEOIL" style:font-size-asian="12pt" style:font-weight-asian="bold" style:font-name-complex="OLIVEOIL" style:font-size-complex="12pt" style:font-weight-complex="bold"/>
    </style:style>
    <style:style style:name="T22" style:family="text">
      <style:text-properties officeooo:rsid="00315a51"/>
    </style:style>
    <style:style style:name="T23" style:family="text">
      <style:text-properties officeooo:rsid="00345e47"/>
    </style:style>
    <style:style style:name="T24" style:family="text">
      <style:text-properties officeooo:rsid="003640f9"/>
    </style:style>
    <style:style style:name="T25" style:family="text">
      <style:text-properties officeooo:rsid="00370d06"/>
    </style:style>
    <style:style style:name="T26" style:family="text">
      <style:text-properties officeooo:rsid="00388f96"/>
    </style:style>
    <style:style style:name="T27" style:family="text">
      <style:text-properties officeooo:rsid="0038fb56"/>
    </style:style>
    <style:style style:name="T28" style:family="text">
      <style:text-properties officeooo:rsid="003aee36"/>
    </style:style>
    <style:style style:name="T29" style:family="text">
      <style:text-properties officeooo:rsid="003ccc41"/>
    </style:style>
    <style:style style:name="T30" style:family="text">
      <style:text-properties officeooo:rsid="003ea79a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5000b" draw:textarea-vertical-align="middle" draw:auto-grow-height="false" fo:min-height="0.178cm" fo:min-width="0.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3"/>
      <text:p text:style-name="P3"/>
      <text:p text:style-name="P3"/>
      <text:p text:style-name="P3"/>
      <text:p text:style-name="P20"/>
      <text:p text:style-name="P3"/>
      <text:p text:style-name="P3"/>
      <text:p text:style-name="P6"/>
      <text:p text:style-name="P9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2">Black Rye IPA</text:span> <text:s text:c="61"/></text:p>
      <text:p text:style-name="P7">Brew Date: <text:s text:c="5"/><text:span text:style-name="T23">Mar 29’20</text:span> <text:s text:c="63"/></text:p>
      <text:p text:style-name="P1"><text:span text:style-name="T5">Batch Size:</text:span><text:span text:style-name="T8"> 10 gal</text:span><text:span text:style-name="T5"><text:tab/><text:tab/><text:tab/></text:span></text:p>
      <text:p text:style-name="P2"><text:span text:style-name="T5">Target OG/◦P <text:s/></text:span><text:span text:style-name="T3">1.068</text:span><text:span text:style-name="T2"> <text:s text:c="13"/><text:tab/><text:tab/><text:tab/><text:tab/></text:span><text:span text:style-name="T1"> <text:s/></text:span></text:p>
      <text:p text:style-name="P1"><draw:line text:anchor-type="paragraph" draw:z-index="2" draw:style-name="gr1" draw:text-style-name="P26" svg:x1="1.543cm" svg:y1="0.624cm" svg:x2="1.622cm" svg:y2="6.577cm"><text:p/></draw:line><draw:line text:anchor-type="paragraph" draw:z-index="3" draw:style-name="gr1" draw:text-style-name="P26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1"><draw:line text:anchor-type="paragraph" draw:z-index="5" draw:style-name="gr1" draw:text-style-name="P26" svg:x1="7.497cm" svg:y1="0.564cm" svg:x2="7.576cm" svg:y2="4.004cm"><text:p/></draw:line>4 <text:s text:c="5"/># <text:s text:c="9"/>Pils</text:p>
      <text:p text:style-name="P13">10 <text:s text:c="5"/># <text:s text:c="7"/>munich</text:p>
      <text:p text:style-name="P11">4.2 <text:s text:c="4"/># <text:s text:c="7"/>crystal 80L</text:p>
      <text:p text:style-name="P11"><draw:custom-shape text:anchor-type="paragraph" draw:z-index="6" draw:name="Shape1" draw:style-name="gr2" draw:text-style-name="P27" svg:width="0.585cm" svg:height="0.532cm" svg:x="16.334cm" svg:y="0.36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4 <text:s text:c="7"/># <text:s text:c="8"/>malted rye</text:p>
      <text:p text:style-name="P11">2.4 <text:s text:c="4"/># <text:s text:c="8"/>chocolate rye</text:p>
      <text:p text:style-name="P11">2 <text:s text:c="7"/># <text:s text:c="8"/>wheat malt</text:p>
      <text:p text:style-name="P12">1.0 <text:s text:c="4"/>oz <text:s text:c="7"/>gypsum</text:p>
      <text:p text:style-name="P14"><text:s text:c="20"/>(added to pre-mash water)</text:p>
      <text:p text:style-name="P11"><text:s text:c="21"/>rice hulls</text:p>
      <text:p text:style-name="P7"/>
      <text:p text:style-name="P7"/>
      <text:p text:style-name="P7"/>
      <text:p text:style-name="P7"/>
      <text:p text:style-name="P7">Qt <text:s/>oz/g <text:s text:c="2"/>Hop/Seasoning <text:s text:c="14"/><text:span text:style-name="T11">Time:</text:span></text:p>
      <text:p text:style-name="P10"><draw:line text:anchor-type="paragraph" draw:z-index="4" draw:style-name="gr1" draw:text-style-name="P26" svg:x1="2.549cm" svg:y1="0.012cm" svg:x2="2.628cm" svg:y2="3.452cm"><text:p/></draw:line><text:span text:style-name="T13">56 <text:s text:c="2"/>g <text:s text:c="10"/>Nugget <text:s text:c="18"/>60 min</text:span> </text:p>
      <text:p text:style-name="P11">56 <text:s text:c="2"/>g <text:s text:c="9"/>Centennial <text:s text:c="13"/>30 min</text:p>
      <text:p text:style-name="P10"><text:s/><text:span text:style-name="T13">14 <text:s/>g <text:s text:c="9"/>Citra <text:s text:c="24"/>1 min</text:span></text:p>
      <text:p text:style-name="P10"><text:s/><text:span text:style-name="T13">56 <text:s/>g <text:s text:c="10"/>Centennial <text:s text:c="12"/>dry hop</text:span></text:p>
      <text:p text:style-name="P21"><text:s/><text:span text:style-name="T14">56 <text:s/>g <text:s text:c="11"/>amarillo <text:s text:c="16"/>dry hop</text:span></text:p>
      <text:p text:style-name="P11"><text:span text:style-name="T23">56</text:span> <text:s text:c="2"/>g <text:s text:c="10"/>citra <text:s text:c="23"/>dry hop</text:p>
      <text:p text:style-name="P8"><text:s text:c="794"/></text:p>
      <text:p text:style-name="P8"/>
      <text:p text:style-name="P16">Stage <text:s text:c="13"/>Date <text:s text:c="17"/></text:p>
      <text:p text:style-name="P15">Primary: <text:s text:c="5"/><text:span text:style-name="T18">Feb 23’19</text:span></text:p>
      <text:p text:style-name="P15">Racked:<text:tab/><text:tab/><text:span text:style-name="T19">Feb 28’19</text:span><text:tab/><text:tab/><text:span text:style-name="T19">onto hops</text:span><text:tab/><text:tab/></text:p>
      <text:p text:style-name="P19">Bottled:<text:tab/><text:tab/><text:span text:style-name="T20">Mar 28’19 <text:s text:c="8"/>4x 1l</text:span><text:tab/><text:span text:style-name="T21">hops plugged bottle filler</text:span><text:tab/><text:tab/><text:tab/></text:p>
      <text:p text:style-name="P15">Kegged: <text:s text:c="10"/><text:span text:style-name="T20">Mar 28’19 <text:s text:c="8"/>1x 10 gal (25)</text:span></text:p>
      <text:p text:style-name="P15">Re-Kegged: <text:s text:c="5"/><text:span text:style-name="T22">July 7’19 <text:s text:c="11"/>2x5gal</text:span></text:p>
      <text:p text:style-name="P1"><text:span text:style-name="T7">Purged:</text:span><text:span text:style-name="T4"><text:tab/><text:tab/><text:tab/><text:tab/><text:tab/><text:tab/>Charged:</text:span></text:p>
      <text:p text:style-name="P15"><draw:frame draw:style-name="fr3" draw:name="Object2" text:anchor-type="paragraph" svg:x="9.416cm" svg:y="-0.236cm" svg:width="11.534cm" svg:height="8.999cm" draw:z-index="7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5">Start Time:<text:span text:style-name="T24">7am</text:span></text:p>
      <text:p text:style-name="P15">Fill mash tun:<text:tab/><text:span text:style-name="T15">Fri</text:span></text:p>
      <text:p text:style-name="P15">Fill sparge kettle:<text:tab/><text:span text:style-name="T15">Fri</text:span><text:tab/><text:tab/><text:tab/></text:p>
      <text:p text:style-name="P15">Fire burners: <text:span text:style-name="T24">7</text:span>am</text:p>
      <text:p text:style-name="P15"/>
      <text:p text:style-name="P15">Heat Mash Tun : Target Temp: <text:span text:style-name="T9">66-68</text:span> <text:s text:c="4"/></text:p>
      <text:p text:style-name="P15">Heat Sparge Kettle: Target Temp: <text:span text:style-name="T9">75</text:span></text:p>
      <text:p text:style-name="P15">Target Temp (Mash): <text:span text:style-name="T9">66-68</text:span></text:p>
      <text:p text:style-name="P15">Grind grain: <text:span text:style-name="T25">7:30</text:span></text:p>
      <text:p text:style-name="P15">Strike Temp:<text:span text:style-name="T26">70</text:span></text:p>
      <text:p text:style-name="P15">Mash in: <text:span text:style-name="T26">8:10am</text:span></text:p>
      <text:p text:style-name="P15">Temp: <text:span text:style-name="T26">65.1</text:span></text:p>
      <text:p text:style-name="P15">Mash: Duration: <text:s text:c="3"/><text:span text:style-name="T10">90 </text:span>minutes <text:s text:c="7"/></text:p>
      <text:p text:style-name="P15">Start: <text:span text:style-name="T26">8:10</text:span> <text:s text:c="10"/>Finish: <text:span text:style-name="T26">9:40</text:span></text:p>
      <text:p text:style-name="P15">Heat (to deactivate enzymes)<text:tab/><text:tab/></text:p>
      <text:p text:style-name="P17">Target Temp: <text:span text:style-name="T10">75.5</text:span> <text:s text:c="2"/></text:p>
      <text:p text:style-name="P17">Start: <text:s/><text:span text:style-name="T26">9:40</text:span> <text:s text:c="4"/>Finish: <text:s/><text:span text:style-name="T26">10:02</text:span> </text:p>
      <text:p text:style-name="P15">Heat Sparge H20 (Target175◦) <text:s text:c="7"/></text:p>
      <text:p text:style-name="P15">Sparge: Start: <text:s/><text:span text:style-name="T26">10:10</text:span> <text:s text:c="4"/>Finish: <text:s/><text:span text:style-name="T27">10:45</text:span></text:p>
      <text:p text:style-name="P15">Wort collected: <text:s text:c="2"/><text:span text:style-name="T16">full kettle</text:span></text:p>
      <text:p text:style-name="P15">Boil : Burner On: <text:s/><text:span text:style-name="T26">10:14</text:span></text:p>
      <text:p text:style-name="P15">Rolling Boil: <text:s/><text:span text:style-name="T28">11:07 </text:span></text:p>
      <text:p text:style-name="P25">Duration: 90 min <text:s/>Start: <text:s/><text:span text:style-name="T28">11:15</text:span> <text:s text:c="3"/>Finish: <text:span text:style-name="T28">12:45</text:span></text:p>
      <text:p text:style-name="P25">Hops In: <text:s text:c="2"/><text:span text:style-name="T28">11:45</text:span> <text:s text:c="3"/>Hops In: <text:span text:style-name="T28">12:15</text:span> <text:s/><text:span text:style-name="T9">Whirflock in: 12;30</text:span> <text:s/></text:p>
      <text:p text:style-name="P18">Hops in : <text:s/><text:span text:style-name="T28">12:44</text:span> <text:s text:c="5"/></text:p>
      <text:p text:style-name="P15">Burner Off: <text:span text:style-name="T28">12:45</text:span></text:p>
      <text:p text:style-name="P15">Rest 15 min <text:s text:c="7"/></text:p>
      <text:p text:style-name="P15">Pump and chill: <text:s text:c="4"/>Start: <text:s/><text:span text:style-name="T28">1pm</text:span> <text:s text:c="8"/>Finish: <text:s text:c="2"/><text:span text:style-name="T30">1:25pm</text:span> <text:s/></text:p>
      <text:p text:style-name="P15">OG : <text:s/><text:span text:style-name="T29">1.065</text:span> </text:p>
      <text:p text:style-name="P15">Yeast: <text:span text:style-name="T17">windsor</text:span></text:p>
      <text:p text:style-name="P15">Irish Moss -<text:span text:style-name="T30">2 tabs</text:span></text:p>
      <text:p text:style-name="P4">Notes:</text:p>
      <text:p text:style-name="P5">Roasting rye malt to chocolate rye malt</text:p>
      <text:p text:style-name="P5">230F-30min</text:p>
      <text:p text:style-name="P5">300F 45 min</text:p>
      <text:p text:style-name="P5">375F-60min</text:p>
      <text:p text:style-name="P5">400F-30min</text:p>
      <text:p text:style-name="P5">Mash temp high for gypsum additio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30T13:30:16.296540877</dc:date>
    <meta:editing-duration>PT10H1M28S</meta:editing-duration>
    <meta:editing-cycles>32</meta:editing-cycles>
    <meta:printed-by>peter helmer</meta:printed-by>
    <meta:print-date>2017-10-22T18:33:16.50</meta:print-date>
    <meta:document-statistic meta:table-count="0" meta:image-count="0" meta:object-count="3" meta:page-count="2" meta:paragraph-count="67" meta:word-count="258" meta:character-count="2866" meta:non-whitespace-character-count="11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33cm" svg:height="8.999cm" xlink:href="." xlink:type="simple" chart:class="chart:line" chart:style-name="ch1">
        <chart:title svg:x="3.27cm" svg:y="0.315cm" chart:style-name="ch2">
          <text:p>Dark Rye IPA Mar29'20</text:p>
        </chart:title>
        <chart:legend chart:legend-position="end" svg:x="8.834cm" svg:y="3.693cm" style:legend-expansion="high" chart:style-name="ch3"/>
        <chart:plot-area chart:style-name="ch4" chart:data-source-has-labels="both" svg:x="0.719cm" svg:y="1.297cm" svg:width="8.498cm" svg:height="6.773cm">
          <chartooo:coordinate-region svg:x="1.581cm" svg:y="1.5cm" svg:width="7.636cm" svg:height="5.318cm"/>
          <chart:axis chart:dimension="x" chart:name="primary-x" chart:style-name="ch5" chartooo:axis-type="auto">
            <chartooo:date-scale/>
            <chart:title svg:x="4.625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4">
                <text:p>74</text:p>
              </table:table-cell>
              <table:table-cell office:value-type="float" office:value="65.1">
                <text:p>65.1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67.6">
                <text:p>67.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8.1">
                <text:p>68.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67.8">
                <text:p>67.8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7.3">
                <text:p>67.3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7.1">
                <text:p>67.1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.1">
                <text:p>67.1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7.2">
                <text:p>67.2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67.2">
                <text:p>67.2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70.2">
                <text:p>70.2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74.6">
                <text:p>74.6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">
                <text:p>79</text:p>
              </table:table-cell>
              <table:table-cell office:value-type="float" office:value="75.5">
                <text:p>75.5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